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33ff" draw:textarea-horizontal-align="justify" draw:textarea-vertical-align="middle" draw:auto-grow-height="false" fo:min-height="0.95cm" fo:min-width="2.3cm"/>
    </style:style>
    <style:style style:name="gr2" style:family="graphic" style:parent-style-name="standard">
      <style:graphic-properties draw:fill-color="#0066ff" draw:textarea-horizontal-align="justify" draw:textarea-vertical-align="middle" draw:auto-grow-height="false" fo:min-height="0.812cm" fo:min-width="1.34cm"/>
    </style:style>
    <style:style style:name="gr3" style:family="graphic" style:parent-style-name="standard">
      <style:graphic-properties draw:fill-color="#0066ff" draw:textarea-horizontal-align="justify" draw:textarea-vertical-align="middle" draw:auto-grow-height="false" fo:min-height="0.812cm" fo:min-width="1.48cm"/>
    </style:style>
    <style:style style:name="gr4" style:family="graphic" style:parent-style-name="standard">
      <style:graphic-properties draw:fill-color="#0066ff" draw:textarea-horizontal-align="justify" draw:textarea-vertical-align="middle" draw:auto-grow-height="false" fo:min-height="0.67cm" fo:min-width="1.198cm"/>
    </style:style>
    <style:style style:name="gr5" style:family="graphic" style:parent-style-name="standard">
      <style:graphic-properties draw:fill-color="#0066ff" draw:textarea-horizontal-align="justify" draw:textarea-vertical-align="middle" draw:auto-grow-height="false" fo:min-height="0.6cm" fo:min-width="1.41cm"/>
    </style:style>
    <style:style style:name="gr6" style:family="graphic" style:parent-style-name="standard">
      <style:graphic-properties draw:fill-color="#000099" draw:textarea-horizontal-align="justify" draw:textarea-vertical-align="middle" draw:auto-grow-height="false" fo:min-height="0.217cm" fo:min-width="0.55cm"/>
    </style:style>
    <style:style style:name="gr7" style:family="graphic" style:parent-style-name="standard">
      <style:graphic-properties draw:fill-color="#9933ff" draw:textarea-horizontal-align="justify" draw:textarea-vertical-align="middle" draw:auto-grow-height="false" fo:min-height="0.85cm" fo:min-width="2.1cm"/>
    </style:style>
    <style:style style:name="gr8" style:family="graphic" style:parent-style-name="standard">
      <style:graphic-properties draw:fill-color="#0066ff" draw:textarea-horizontal-align="justify" draw:textarea-vertical-align="middle" draw:auto-grow-height="false" fo:min-height="0.316cm" fo:min-width="1.198cm"/>
    </style:style>
    <style:style style:name="gr9" style:family="graphic" style:parent-style-name="standard">
      <style:graphic-properties draw:fill-color="#0066ff" draw:textarea-horizontal-align="justify" draw:textarea-vertical-align="middle" draw:auto-grow-height="false" fo:min-height="0.528cm" fo:min-width="1.198cm"/>
    </style:style>
    <style:style style:name="gr10" style:family="graphic" style:parent-style-name="standard">
      <style:graphic-properties draw:fill-color="#0066ff" draw:textarea-horizontal-align="justify" draw:textarea-vertical-align="middle" draw:auto-grow-height="false" fo:min-height="0.528cm" fo:min-width="0.986cm"/>
    </style:style>
    <style:style style:name="gr11" style:family="graphic" style:parent-style-name="standard">
      <style:graphic-properties draw:fill-color="#0066ff" draw:textarea-horizontal-align="justify" draw:textarea-vertical-align="middle" draw:auto-grow-height="false" fo:min-height="0.6cm" fo:min-width="1.056cm"/>
    </style:style>
    <style:style style:name="gr12" style:family="graphic" style:parent-style-name="standard">
      <style:graphic-properties draw:fill-color="#0066ff" draw:textarea-horizontal-align="justify" draw:textarea-vertical-align="middle" draw:auto-grow-height="false" fo:min-height="0.74cm" fo:min-width="1.976cm"/>
    </style:style>
    <style:style style:name="gr13" style:family="graphic" style:parent-style-name="standard">
      <style:graphic-properties draw:fill-color="#0066ff" draw:textarea-horizontal-align="justify" draw:textarea-vertical-align="middle" draw:auto-grow-height="false" fo:min-height="0.67cm" fo:min-width="0.914cm"/>
    </style:style>
    <style:style style:name="gr14" style:family="graphic" style:parent-style-name="objectwithoutfill">
      <style:graphic-properties draw:fill="none" draw:fill-color="#0066ff" draw:textarea-vertical-align="middle"/>
    </style:style>
    <style:style style:name="gr15" style:family="graphic" style:parent-style-name="standard">
      <style:graphic-properties draw:fill-color="#9933ff" draw:textarea-horizontal-align="justify" draw:textarea-vertical-align="middle" draw:auto-grow-height="false" fo:min-height="0.95cm" fo:min-width="2.5cm"/>
    </style:style>
    <style:style style:name="gr16" style:family="graphic" style:parent-style-name="standard">
      <style:graphic-properties draw:fill-color="#0066ff" draw:textarea-horizontal-align="justify" draw:textarea-vertical-align="middle" draw:auto-grow-height="false" fo:min-height="0.74cm" fo:min-width="1.622cm"/>
    </style:style>
    <style:style style:name="gr17" style:family="graphic" style:parent-style-name="standard">
      <style:graphic-properties draw:fill-color="#0066ff" draw:textarea-horizontal-align="justify" draw:textarea-vertical-align="middle" draw:auto-grow-height="false" fo:min-height="0.812cm" fo:min-width="1.976cm"/>
    </style:style>
    <style:style style:name="gr18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-color="#0066ff" draw:textarea-horizontal-align="justify" draw:textarea-vertical-align="middle" draw:auto-grow-height="false" fo:min-height="0.476cm" fo:min-width="1.358cm" fo:padding-top="0.151cm" fo:padding-bottom="0.151cm" fo:padding-left="0.276cm" fo:padding-right="0.276cm"/>
    </style:style>
    <style:style style:name="gr19" style:family="graphic" style:parent-style-name="standard">
      <style:graphic-properties draw:fill-color="#0066ff" draw:textarea-horizontal-align="justify" draw:textarea-vertical-align="middle" draw:auto-grow-height="false" fo:min-height="0.952cm" fo:min-width="1.48cm"/>
    </style:style>
    <style:style style:name="gr20" style:family="graphic" style:parent-style-name="standard">
      <style:graphic-properties draw:fill-color="#9933ff" draw:textarea-horizontal-align="justify" draw:textarea-vertical-align="middle" draw:auto-grow-height="false" fo:min-height="0.75cm" fo:min-width="2.8cm"/>
    </style:style>
    <style:style style:name="gr21" style:family="graphic" style:parent-style-name="standard">
      <style:graphic-properties draw:fill-color="#0000cc" draw:textarea-horizontal-align="justify" draw:textarea-vertical-align="middle" draw:auto-grow-height="false" fo:min-height="0.65cm" fo:min-width="0.6cm"/>
    </style:style>
    <style:style style:name="gr22" style:family="graphic" style:parent-style-name="standard">
      <style:graphic-properties draw:fill-color="#0066ff" draw:textarea-horizontal-align="justify" draw:textarea-vertical-align="middle" draw:auto-grow-height="false" fo:min-height="0.67cm" fo:min-width="1.48cm"/>
    </style:style>
    <style:style style:name="gr23" style:family="graphic" style:parent-style-name="standard">
      <style:graphic-properties draw:fill-color="#0000cc" draw:textarea-horizontal-align="justify" draw:textarea-vertical-align="middle" draw:auto-grow-height="false" fo:min-height="0.75cm" fo:min-width="0.7cm"/>
    </style:style>
    <style:style style:name="gr24" style:family="graphic" style:parent-style-name="standard">
      <style:graphic-properties draw:fill-color="#0066ff" draw:textarea-horizontal-align="justify" draw:textarea-vertical-align="middle" draw:auto-grow-height="false" fo:min-height="0.67cm" fo:min-width="1.128cm"/>
    </style:style>
    <style:style style:name="gr25" style:family="graphic" style:parent-style-name="standard">
      <style:graphic-properties draw:fill-color="#9933ff" draw:textarea-horizontal-align="justify" draw:textarea-vertical-align="middle" draw:auto-grow-height="false" fo:min-height="0.75cm" fo:min-width="1.9cm"/>
    </style:style>
    <style:style style:name="gr26" style:family="graphic" style:parent-style-name="standard">
      <style:graphic-properties draw:fill-color="#0066ff" draw:textarea-horizontal-align="justify" draw:textarea-vertical-align="middle" draw:auto-grow-height="false" fo:min-height="0.67cm" fo:min-width="1.622cm"/>
    </style:style>
    <style:style style:name="gr27" style:family="graphic" style:parent-style-name="standard">
      <style:graphic-properties draw:stroke="none" svg:stroke-color="#000000" draw:fill="none" draw:fill-color="#0066ff" fo:min-height="0.45cm"/>
    </style:style>
    <style:style style:name="gr28" style:family="graphic" style:parent-style-name="standard">
      <style:graphic-properties draw:fill-color="#0000cc" draw:textarea-horizontal-align="justify" draw:textarea-vertical-align="middle" draw:auto-grow-height="false" fo:min-height="0.75cm" fo:min-width="1cm"/>
    </style:style>
    <style:style style:name="gr29" style:family="graphic" style:parent-style-name="standard">
      <style:graphic-properties draw:fill-color="#0000cc" draw:textarea-horizontal-align="justify" draw:textarea-vertical-align="middle" draw:auto-grow-height="false" fo:min-height="0.6cm" fo:min-width="0.4cm"/>
    </style:style>
    <style:style style:name="gr30" style:family="graphic" style:parent-style-name="standard">
      <style:graphic-properties draw:fill-color="#0000cc" draw:textarea-horizontal-align="justify" draw:textarea-vertical-align="middle" draw:auto-grow-height="false" fo:min-height="0.7cm" fo:min-width="1.3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fill-color="#9933ff" draw:textarea-horizontal-align="justify" draw:textarea-vertical-align="middle" draw:auto-grow-height="false" fo:min-height="0.85cm" fo:min-width="5.2cm"/>
    </style:style>
    <style:style style:name="gr33" style:family="graphic" style:parent-style-name="standard">
      <style:graphic-properties draw:fill-color="#0066ff" draw:textarea-horizontal-align="justify" draw:textarea-vertical-align="middle" draw:auto-grow-height="false" fo:min-height="0.528cm" fo:min-width="0.914cm"/>
    </style:style>
    <style:style style:name="gr34" style:family="graphic" style:parent-style-name="standard">
      <style:graphic-properties draw:fill-color="#0066ff" draw:textarea-horizontal-align="justify" draw:textarea-vertical-align="middle" draw:auto-grow-height="false" fo:min-height="1.094cm" fo:min-width="2.682cm"/>
    </style:style>
    <style:style style:name="gr35" style:family="graphic" style:parent-style-name="standard">
      <style:graphic-properties draw:stroke="solid" draw:stroke-dash="Ultrafine_20_Dashed" svg:stroke-width="0.053cm" svg:stroke-color="#000000" draw:marker-start-width="0.279cm" draw:marker-end-width="0.279cm" draw:fill-color="#0066ff" draw:textarea-horizontal-align="justify" draw:textarea-vertical-align="middle" draw:auto-grow-height="false" fo:min-height="0.76cm" fo:min-width="2.49cm" fo:padding-top="0.151cm" fo:padding-bottom="0.151cm" fo:padding-left="0.276cm" fo:padding-right="0.276cm"/>
    </style:style>
    <style:style style:name="gr36" style:family="graphic" style:parent-style-name="standard">
      <style:graphic-properties draw:fill-color="#0066ff" draw:textarea-horizontal-align="justify" draw:textarea-vertical-align="middle" draw:auto-grow-height="false" fo:min-height="0.67cm" fo:min-width="1.692cm"/>
    </style:style>
    <style:style style:name="gr37" style:family="graphic" style:parent-style-name="standard">
      <style:graphic-properties draw:fill-color="#0066ff" draw:textarea-horizontal-align="justify" draw:textarea-vertical-align="middle" draw:auto-grow-height="false" fo:min-height="0.528cm" fo:min-width="1.34cm"/>
    </style:style>
    <style:style style:name="gr38" style:family="graphic" style:parent-style-name="standard">
      <style:graphic-properties draw:fill-color="#9933ff" draw:textarea-horizontal-align="justify" draw:textarea-vertical-align="middle" draw:auto-grow-height="false" fo:min-height="0.75cm" fo:min-width="4.6cm"/>
    </style:style>
    <style:style style:name="gr39" style:family="graphic" style:parent-style-name="standard">
      <style:graphic-properties draw:fill-color="#0066ff" draw:textarea-horizontal-align="justify" draw:textarea-vertical-align="middle" draw:auto-grow-height="false" fo:min-height="0.6cm" fo:min-width="2.542cm"/>
    </style:style>
    <style:style style:name="gr40" style:family="graphic" style:parent-style-name="standard">
      <style:graphic-properties draw:fill-color="#0066ff" draw:textarea-horizontal-align="justify" draw:textarea-vertical-align="middle" draw:auto-grow-height="false" fo:min-height="0.882cm" fo:min-width="2.118cm"/>
    </style:style>
    <style:style style:name="gr41" style:family="graphic" style:parent-style-name="standard">
      <style:graphic-properties draw:fill-color="#0066ff" draw:textarea-horizontal-align="justify" draw:textarea-vertical-align="middle" draw:auto-grow-height="false" fo:min-height="0.952cm" fo:min-width="2.47cm"/>
    </style:style>
    <style:style style:name="gr42" style:family="graphic" style:parent-style-name="standard">
      <style:graphic-properties draw:fill-color="#0066ff" draw:textarea-horizontal-align="justify" draw:textarea-vertical-align="middle" draw:auto-grow-height="false" fo:min-height="0.952cm" fo:min-width="3.036cm"/>
    </style:style>
    <style:style style:name="gr43" style:family="graphic" style:parent-style-name="standard">
      <style:graphic-properties draw:stroke="none" svg:stroke-color="#000000" draw:fill="none" draw:fill-color="#0066ff" fo:min-height="0.399cm"/>
    </style:style>
    <style:style style:name="gr44" style:family="graphic" style:parent-style-name="standard">
      <style:graphic-properties draw:textarea-vertical-align="middle"/>
    </style:style>
    <style:style style:name="gr45" style:family="graphic" style:parent-style-name="standard">
      <style:graphic-properties draw:fill-color="#9933ff" draw:textarea-horizontal-align="justify" draw:textarea-vertical-align="middle" draw:auto-grow-height="false" fo:min-height="0.75cm" fo:min-width="4.4cm"/>
    </style:style>
    <style:style style:name="gr46" style:family="graphic" style:parent-style-name="standard">
      <style:graphic-properties draw:fill-color="#9933ff" draw:opacity="100%" draw:opacity-name="" draw:textarea-horizontal-align="justify" draw:textarea-vertical-align="middle" draw:auto-grow-height="false" fo:min-height="0.75cm" fo:min-width="1.9cm"/>
    </style:style>
    <style:style style:name="gr47" style:family="graphic" style:parent-style-name="standard">
      <style:graphic-properties svg:stroke-width="0.106cm" svg:stroke-color="#000000" draw:marker-start-width="0.358cm" draw:marker-end-width="0.358cm" draw:fill-color="#000000" draw:opacity="0%" draw:opacity-name="" draw:textarea-horizontal-align="justify" draw:textarea-vertical-align="middle" draw:auto-grow-height="false" fo:min-height="1.146cm" fo:min-width="2.196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9933ff"/>
      <style:paragraph-properties fo:text-align="center"/>
    </style:style>
    <style:style style:name="P3" style:family="paragraph">
      <loext:graphic-properties draw:fill-color="#0066ff"/>
      <style:paragraph-properties fo:text-align="center"/>
    </style:style>
    <style:style style:name="P4" style:family="paragraph">
      <loext:graphic-properties draw:fill-color="#0066ff"/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-color="#000099"/>
      <style:paragraph-properties fo:text-align="center"/>
    </style:style>
    <style:style style:name="P6" style:family="paragraph">
      <loext:graphic-properties draw:fill="none" draw:fill-color="#0066ff"/>
      <style:paragraph-properties fo:text-align="center"/>
    </style:style>
    <style:style style:name="P7" style:family="paragraph">
      <loext:graphic-properties draw:fill-color="#0000cc"/>
      <style:paragraph-properties fo:text-align="center"/>
    </style:style>
    <style:style style:name="P8" style:family="paragraph">
      <loext:graphic-properties draw:fill-color="#0066ff"/>
      <style:paragraph-properties fo:text-align="center"/>
      <style:text-properties style:text-underline-style="none"/>
    </style:style>
    <style:style style:name="P9" style:family="paragraph">
      <loext:graphic-properties draw:fill="none" draw:fill-color="#0066ff"/>
      <style:text-properties style:font-name="Droid Serif" fo:font-size="10pt" style:font-size-asian="18pt" style:font-size-complex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loext:graphic-properties draw:fill-color="#9933ff" draw:opacity="100%"/>
      <style:paragraph-properties fo:text-align="center"/>
    </style:style>
    <style:style style:name="P13" style:family="paragraph">
      <loext:graphic-properties draw:fill-color="#000000" draw:opacity="0%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0" draw:id="id10" draw:layer="layout" svg:width="2.8cm" svg:height="1.2cm" svg:x="9cm" svg:y="3.5cm">
          <text:p text:style-name="P1">Persona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2.6cm" svg:height="1.5cm" svg:x="7cm" svg:y="1.5cm">
          <text:p text:style-name="P1">apelli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2" draw:id="id12" draw:layer="layout" svg:width="2.8cm" svg:height="1.5cm" svg:x="10.7cm" svg:y="1.3cm">
          <text:p text:style-name="P1"><text:span text:style-name="T1">nro_do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3" draw:id="id13" draw:layer="layout" svg:width="2.4cm" svg:height="1.3cm" svg:x="12.6cm" svg:y="3.3cm">
          <text:p text:style-name="P1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2.7cm" svg:height="1.2cm" svg:x="5.6cm" svg:y="3.4cm">
          <text:p text:style-name="P1">tipo_do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8" draw:id="id8" draw:layer="layout" svg:width="2.1cm" svg:height="1.4cm" svg:x="9.4cm" svg:y="5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2" xml:id="id2" draw:id="id2" draw:layer="layout" svg:width="2.6cm" svg:height="1.1cm" svg:x="4.8cm" svg:y="8.5cm">
          <text:p text:style-name="P1">Menor</text:p>
          <draw:enhanced-geometry svg:viewBox="0 0 21600 21600" draw:type="rectangle" draw:enhanced-path="M 0 0 L 21600 0 21600 21600 0 21600 0 0 Z N"/>
        </draw:custom-shape>
        <draw:custom-shape draw:style-name="gr8" draw:text-style-name="P3" xml:id="id1" draw:id="id1" draw:layer="layout" svg:width="2.4cm" svg:height="0.8cm" svg:x="2.1cm" svg:y="5.5cm">
          <text:p text:style-name="P1">esta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3" draw:id="id3" draw:layer="layout" svg:width="2.4cm" svg:height="1.1cm" svg:x="4.8cm" svg:y="4.9cm">
          <text:p text:style-name="P1">pes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4" draw:id="id4" draw:layer="layout" svg:width="2.1cm" svg:height="1.1cm" svg:x="7.3cm" svg:y="5.4cm">
          <text:p text:style-name="P1">tal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5" draw:id="id5" draw:layer="layout" svg:width="2.2cm" svg:height="1.2cm" svg:x="1.3cm" svg:y="7.8cm">
          <text:p text:style-name="P1">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6" draw:id="id6" draw:layer="layout" svg:width="3.5cm" svg:height="1.4cm" svg:x="1.6cm" svg:y="11.9cm">
          <text:p text:style-name="P1">Fecha-n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3" draw:id="id23" draw:layer="layout" svg:width="2.4cm" svg:height="1.3cm" svg:x="2.6cm" svg:y="6.6cm">
          <text:p text:style-name="P1">co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7" draw:id="id7" draw:layer="layout" svg:width="2cm" svg:height="1.3cm" svg:x="1.5cm" svg:y="10.1cm">
          <text:p text:style-name="P1">ed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6" draw:layer="layout" draw:type="lines" draw:line-skew="-0.102cm 0.301cm" svg:x1="4.5cm" svg:y1="5.9cm" svg:x2="6.1cm" svg:y2="8.5cm" draw:start-shape="id1" draw:start-glue-point="10" draw:end-shape="id2" draw:end-glue-point="0" svg:d="M4500 5900h400l1200 2400v200" svg:viewBox="0 0 1601 2601">
          <text:p/>
        </draw:connector>
        <draw:connector draw:style-name="gr14" draw:text-style-name="P6" draw:layer="layout" draw:type="lines" svg:x1="6cm" svg:y1="6cm" svg:x2="6.1cm" svg:y2="8.5cm" draw:start-shape="id3" draw:start-glue-point="8" draw:end-shape="id2" draw:end-glue-point="0" svg:d="M6000 6000v502l100 1497v501" svg:viewBox="0 0 101 2501">
          <text:p/>
        </draw:connector>
        <draw:connector draw:style-name="gr14" draw:text-style-name="P6" draw:layer="layout" draw:type="lines" draw:line-skew="-0.502cm 0.401cm" svg:x1="8.35cm" svg:y1="6.5cm" svg:x2="6.1cm" svg:y2="8.5cm" draw:start-shape="id4" draw:start-glue-point="8" draw:end-shape="id2" draw:end-glue-point="0" svg:d="M8350 6500l-2250 1900v100" svg:viewBox="0 0 2251 2001">
          <text:p/>
        </draw:connector>
        <draw:connector draw:style-name="gr14" draw:text-style-name="P6" draw:layer="layout" draw:type="lines" draw:line-skew="-0.502cm 0.401cm" svg:x1="3.5cm" svg:y1="8.4cm" svg:x2="4.8cm" svg:y2="9.05cm" draw:start-shape="id5" draw:start-glue-point="10" draw:end-shape="id2" svg:d="M3500 8400l1200 650h100" svg:viewBox="0 0 1301 651">
          <text:p/>
        </draw:connector>
        <draw:connector draw:style-name="gr14" draw:text-style-name="P6" draw:layer="layout" draw:type="lines" draw:line-skew="0.301cm -0.001cm" svg:x1="3.35cm" svg:y1="11.9cm" svg:x2="6.1cm" svg:y2="9.6cm" draw:start-shape="id6" draw:start-glue-point="4" draw:end-shape="id2" draw:end-glue-point="2" svg:d="M3350 11900v-200l2750-1600v-500" svg:viewBox="0 0 2751 2301">
          <text:p/>
        </draw:connector>
        <draw:connector draw:style-name="gr14" draw:text-style-name="P6" draw:layer="layout" draw:type="lines" draw:line-skew="0.301cm -0.201cm" svg:x1="2.5cm" svg:y1="10.1cm" svg:x2="6.1cm" svg:y2="9.6cm" draw:start-shape="id7" draw:start-glue-point="4" draw:end-shape="id2" draw:end-glue-point="2" svg:d="M2500 10100v-200h3600v-300" svg:viewBox="0 0 3601 501">
          <text:p/>
        </draw:connector>
        <draw:connector draw:style-name="gr14" draw:text-style-name="P6" draw:layer="layout" draw:type="lines" svg:x1="7.4cm" svg:y1="9.05cm" svg:x2="9.4cm" svg:y2="6.9cm" draw:start-shape="id2" draw:start-glue-point="1" draw:end-shape="id8" draw:end-glue-point="6" svg:d="M7400 9050h501l998-2150h501" svg:viewBox="0 0 2001 2151">
          <text:p/>
        </draw:connector>
        <draw:connector draw:style-name="gr14" draw:text-style-name="P6" draw:layer="layout" draw:type="lines" draw:line-skew="-0.502cm 0.501cm" svg:x1="8.3cm" svg:y1="4cm" svg:x2="9cm" svg:y2="4.1cm" draw:start-shape="id9" draw:start-glue-point="10" draw:end-shape="id10" draw:end-glue-point="3" svg:d="M8300 4000l700 100" svg:viewBox="0 0 701 101">
          <text:p/>
        </draw:connector>
        <draw:connector draw:style-name="gr14" draw:text-style-name="P6" draw:layer="layout" draw:type="lines" draw:line-skew="-0.602cm 0.201cm" svg:x1="9.22cm" svg:y1="2.781cm" svg:x2="10.4cm" svg:y2="3.5cm" draw:start-shape="id11" draw:start-glue-point="9" draw:end-shape="id10" draw:end-glue-point="0" svg:d="M9220 2781v119l1180 300v300" svg:viewBox="0 0 1181 720">
          <text:p/>
        </draw:connector>
        <draw:connector draw:style-name="gr14" draw:text-style-name="P6" draw:layer="layout" draw:type="lines" draw:line-skew="-0.402cm 0.201cm" svg:x1="12.1cm" svg:y1="2.8cm" svg:x2="10.4cm" svg:y2="3.5cm" draw:start-shape="id12" draw:start-glue-point="8" draw:end-shape="id10" draw:end-glue-point="0" svg:d="M12100 2800v100l-1700 300v300" svg:viewBox="0 0 1701 701">
          <text:p/>
        </draw:connector>
        <draw:connector draw:style-name="gr14" draw:text-style-name="P6" draw:layer="layout" draw:type="lines" draw:line-skew="-0.401cm 0.401cm" svg:x1="11.8cm" svg:y1="4.1cm" svg:x2="12.6cm" svg:y2="3.95cm" draw:start-shape="id10" draw:start-glue-point="1" draw:end-shape="id13" draw:end-glue-point="6" svg:d="M11800 4100h100l600-150h100" svg:viewBox="0 0 801 151">
          <text:p/>
        </draw:connector>
        <draw:connector draw:style-name="gr14" draw:text-style-name="P6" draw:layer="layout" draw:type="lines" draw:line-skew="-0.501cm 0.401cm" svg:x1="10.4cm" svg:y1="4.7cm" svg:x2="10.45cm" svg:y2="5.5cm" draw:start-shape="id10" draw:start-glue-point="2" draw:end-shape="id8" draw:end-glue-point="4" svg:d="M10400 4700l50 700v100" svg:viewBox="0 0 51 801">
          <text:p/>
        </draw:connector>
        <draw:custom-shape draw:style-name="gr15" draw:text-style-name="P2" xml:id="id14" draw:id="id14" draw:layer="layout" svg:width="3cm" svg:height="1.2cm" svg:x="15.4cm" svg:y="6.3cm">
          <text:p text:style-name="P1">Personal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draw:type="lines" svg:x1="11.5cm" svg:y1="6.9cm" svg:x2="15.4cm" svg:y2="6.9cm" draw:start-shape="id8" draw:start-glue-point="8" draw:end-shape="id14" draw:end-glue-point="3" svg:d="M11500 6900h502 2897 501" svg:viewBox="0 0 3901 1">
          <text:p/>
        </draw:connector>
        <draw:custom-shape draw:style-name="gr16" draw:text-style-name="P3" xml:id="id48" draw:id="id48" draw:layer="layout" svg:width="3cm" svg:height="1.4cm" svg:x="15.4cm" svg:y="1cm">
          <text:p text:style-name="P1">direccion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46" draw:id="id46" draw:layer="layout" svg:width="3.5cm" svg:height="1.5cm" svg:x="16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2.7cm" svg:height="1.1cm" svg:x="16.6cm" svg:y="4.4cm">
          <text:p text:style-name="P1">celula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47" draw:id="id47" draw:layer="layout" svg:width="2.8cm" svg:height="1.7cm" svg:x="15.6cm" svg:y="2.5cm">
          <text:p text:style-name="P1">tel_fij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15" draw:id="id15" draw:layer="layout" svg:width="3.3cm" svg:height="1cm" svg:x="8.8cm" svg:y="7.9cm">
          <text:p text:style-name="P1">Visitante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draw:type="lines" svg:x1="10.45cm" svg:y1="6.9cm" svg:x2="10.45cm" svg:y2="7.9cm" draw:start-shape="id8" draw:start-glue-point="7" draw:end-shape="id15" draw:end-glue-point="0" svg:d="M10450 6900v502-3 501" svg:viewBox="0 0 1 1001">
          <text:p/>
        </draw:connector>
        <draw:custom-shape draw:style-name="gr21" draw:text-style-name="P7" xml:id="id16" draw:id="id16" draw:layer="layout" svg:width="2.2cm" svg:height="1.8cm" svg:x="9.8cm" svg:y="9.7cm">
          <text:p text:style-name="P1">visi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6" draw:layer="layout" draw:type="lines" draw:line-skew="-0.899cm 0.199cm" svg:x1="9.8cm" svg:y1="10.6cm" svg:x2="7.4cm" svg:y2="9.05cm" draw:start-shape="id16" draw:start-glue-point="5" draw:end-shape="id2" draw:end-glue-point="1" svg:d="M9800 10600h-1400l-300-1550h-700" svg:viewBox="0 0 2401 1551">
          <text:p/>
        </draw:connector>
        <draw:custom-shape draw:style-name="gr16" draw:text-style-name="P8" xml:id="id17" draw:id="id17" draw:layer="layout" svg:width="3cm" svg:height="1.4cm" svg:x="11.9cm" svg:y="10.8cm">
          <text:p text:style-name="P1"><text:span text:style-name="T2">nro_visi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8" draw:id="id18" draw:layer="layout" svg:width="2.8cm" svg:height="1.3cm" svg:x="10.2cm" svg:y="12cm">
          <text:p text:style-name="P1">dia_h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6" draw:layer="layout" draw:type="lines" draw:line-skew="-0.502cm 0.301cm" svg:x1="10.9cm" svg:y1="11.5cm" svg:x2="11.9cm" svg:y2="11.5cm" draw:start-shape="id16" draw:start-glue-point="6" draw:end-shape="id17" draw:end-glue-point="6" svg:d="M10900 11500h800 200" svg:viewBox="0 0 1001 1">
          <text:p/>
        </draw:connector>
        <draw:connector draw:style-name="gr14" draw:text-style-name="P6" draw:layer="layout" draw:type="lines" draw:line-skew="-0.302cm 0.301cm" svg:x1="10.9cm" svg:y1="11.5cm" svg:x2="11.6cm" svg:y2="12cm" draw:start-shape="id16" draw:start-glue-point="6" draw:end-shape="id18" draw:end-glue-point="4" svg:d="M10900 11500v200l700 100v200" svg:viewBox="0 0 701 501">
          <text:p/>
        </draw:connector>
        <draw:custom-shape draw:style-name="gr23" draw:text-style-name="P7" xml:id="id19" draw:id="id19" draw:layer="layout" svg:width="2.4cm" svg:height="2cm" svg:x="15.3cm" svg:y="8.4cm">
          <text:p text:style-name="P1">aCarg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3" draw:layer="layout" svg:width="2.3cm" svg:height="1.3cm" svg:x="20cm" svg:y="19.4cm">
          <text:p text:style-name="P1">h_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6" draw:layer="layout" draw:type="lines" draw:line-skew="0.401cm -0.501cm" svg:x1="16.5cm" svg:y1="8.4cm" svg:x2="16.9cm" svg:y2="7.5cm" draw:start-shape="id19" draw:start-glue-point="4" draw:end-shape="id14" draw:end-glue-point="2" svg:d="M16500 8400v-100l400-800" svg:viewBox="0 0 401 901">
          <text:p/>
        </draw:connector>
        <draw:custom-shape draw:style-name="gr25" draw:text-style-name="P2" xml:id="id20" draw:id="id20" draw:layer="layout" svg:width="2.4cm" svg:height="1cm" svg:x="15.3cm" svg:y="13.4cm">
          <text:p text:style-name="P1">Casa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draw:type="lines" svg:x1="16.5cm" svg:y1="13.4cm" svg:x2="16.5cm" svg:y2="10.4cm" draw:start-shape="id20" draw:start-glue-point="0" draw:end-shape="id19" draw:end-glue-point="6" svg:d="M16500 13400v-501-1997-502" svg:viewBox="0 0 1 3001">
          <text:p/>
        </draw:connector>
        <draw:custom-shape draw:style-name="gr26" draw:text-style-name="P4" xml:id="id21" draw:id="id21" draw:layer="layout" svg:width="3cm" svg:height="1.3cm" svg:x="16.722cm" svg:y="10.8cm">
          <text:p text:style-name="P1"><text:span text:style-name="T1">nro_ca</text:span><text:span text:style-name="T1">s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6" draw:layer="layout" draw:type="lines" svg:x1="17.7cm" svg:y1="13.9cm" svg:x2="18.222cm" svg:y2="12.1cm" draw:start-shape="id20" draw:start-glue-point="1" draw:end-shape="id21" svg:d="M17700 13900h501l21-1298v-502" svg:viewBox="0 0 523 1801">
          <text:p/>
        </draw:connector>
        <draw:frame draw:style-name="gr27" draw:text-style-name="P9" draw:layer="layout" svg:width="1.3cm" svg:height="0.7cm" svg:x="17cm" svg:y="7.8cm">
          <draw:text-box>
            <text:p><text:span text:style-name="T3">1..N</text:span></text:p>
          </draw:text-box>
        </draw:frame>
        <draw:frame draw:style-name="gr27" draw:text-style-name="P9" draw:layer="layout" svg:width="1.3cm" svg:height="0.7cm" svg:x="15.3cm" svg:y="10.4cm">
          <draw:text-box draw:corner-radius="0.2cm">
            <text:p><text:span text:style-name="T3">1..N</text:span></text:p>
          </draw:text-box>
        </draw:frame>
        <draw:custom-shape draw:style-name="gr28" draw:text-style-name="P7" xml:id="id22" draw:id="id22" draw:layer="layout" svg:width="3cm" svg:height="2cm" svg:x="8.2cm" svg:y="12.9cm">
          <text:p text:style-name="P1">ubicad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7" xml:id="id24" draw:id="id24" draw:layer="layout" svg:width="1.8cm" svg:height="1.7cm" svg:x="5cm" svg:y="10.9cm">
          <text:p text:style-name="P1">h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7" xml:id="id28" draw:id="id28" draw:layer="layout" svg:width="3.6cm" svg:height="1.9cm" svg:x="2cm" svg:y="22.8cm">
          <text:p text:style-name="P1">recetad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1" draw:text-style-name="P10" draw:layer="layout" draw:type="lines" svg:x1="6.1cm" svg:y1="9.6cm" svg:x2="9.7cm" svg:y2="12.9cm" draw:start-shape="id2" draw:start-glue-point="2" draw:end-shape="id22" draw:end-glue-point="4" svg:d="M6100 9600v501l3600 2298v501" svg:viewBox="0 0 3601 3301">
          <text:p/>
        </draw:connector>
        <draw:connector draw:style-name="gr31" draw:text-style-name="P10" draw:layer="layout" draw:type="lines" svg:x1="11.2cm" svg:y1="13.9cm" svg:x2="15.3cm" svg:y2="13.9cm" draw:start-shape="id22" draw:start-glue-point="7" draw:end-shape="id20" svg:d="M11200 13900h502 3097 501" svg:viewBox="0 0 4101 1">
          <text:p/>
        </draw:connector>
        <draw:connector draw:style-name="gr31" draw:text-style-name="P10" draw:layer="layout" draw:type="lines" draw:line-skew="-0.202cm 0.501cm" svg:x1="5cm" svg:y1="7.25cm" svg:x2="6.1cm" svg:y2="8.5cm" draw:start-shape="id23" draw:start-glue-point="10" draw:end-shape="id2" draw:end-glue-point="0" svg:d="M5000 7250h300l800 1250" svg:viewBox="0 0 1101 1251">
          <text:p/>
        </draw:connector>
        <draw:connector draw:style-name="gr31" draw:text-style-name="P10" draw:layer="layout" draw:type="lines" svg:x1="5.9cm" svg:y1="10.9cm" svg:x2="6.1cm" svg:y2="9.6cm" draw:start-shape="id24" draw:start-glue-point="4" draw:end-shape="id2" draw:end-glue-point="2" svg:d="M5900 10900v-501l200-298v-501" svg:viewBox="0 0 201 1301">
          <text:p/>
        </draw:connector>
        <draw:custom-shape draw:style-name="gr32" draw:text-style-name="P2" xml:id="id26" draw:id="id26" draw:layer="layout" svg:width="5.7cm" svg:height="1.1cm" svg:x="1.8cm" svg:y="20cm">
          <text:p text:style-name="P1">Episodio_Salud</text:p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.3cm" svg:height="0.7cm" svg:x="3.6cm" svg:y="19.3cm">
          <draw:text-box>
            <text:p><text:span text:style-name="T3">0..N</text:span></text:p>
          </draw:text-box>
        </draw:frame>
        <draw:custom-shape draw:style-name="gr12" draw:text-style-name="P3" xml:id="id27" draw:id="id27" draw:layer="layout" svg:width="3.5cm" svg:height="1.4cm" svg:x="5.4cm" svg:y="21.7cm">
          <text:p text:style-name="P1">descripc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5" draw:id="id25" draw:layer="layout" svg:width="2cm" svg:height="1.1cm" svg:x="5.5cm" svg:y="18.6cm">
          <text:p text:style-name="P1">fech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xml:id="id41" draw:id="id41" draw:layer="layout" svg:width="4.5cm" svg:height="1.9cm" svg:x="6.9cm" svg:y="1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draw:layer="layout" svg:width="4.3cm" svg:height="1.5cm" svg:x="7cm" svg:y="16.9cm">
          <text:p text:style-name="P1">anteced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xml:id="id38" draw:id="id38" draw:layer="layout" svg:width="3.1cm" svg:height="1.3cm" svg:x="1.2cm" svg:y="18.1cm">
          <text:p text:style-name="P1"><text:span text:style-name="T1">nro_i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10" draw:layer="layout" draw:type="lines" svg:x1="7.5cm" svg:y1="19.15cm" svg:x2="7.5cm" svg:y2="20.55cm" draw:start-shape="id25" draw:start-glue-point="10" draw:end-shape="id26" draw:end-glue-point="1" svg:d="M7500 19150h502l-1 1400h-501" svg:viewBox="0 0 503 1401">
          <text:p/>
        </draw:connector>
        <draw:connector draw:style-name="gr31" draw:text-style-name="P10" draw:layer="layout" draw:type="lines" svg:x1="8.388cm" svg:y1="21.905cm" svg:x2="7.5cm" svg:y2="20.55cm" draw:start-shape="id27" draw:start-glue-point="11" draw:end-shape="id26" draw:end-glue-point="1" svg:d="M8388 21905v-706l-387-649h-501" svg:viewBox="0 0 889 1356">
          <text:p/>
        </draw:connector>
        <draw:custom-shape draw:style-name="gr37" draw:text-style-name="P3" xml:id="id43" draw:id="id43" draw:layer="layout" svg:width="2.6cm" svg:height="1.1cm" svg:x="7.2cm" svg:y="26.3cm">
          <text:p text:style-name="P1">dos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xml:id="id29" draw:id="id29" draw:layer="layout" svg:width="5.1cm" svg:height="1cm" svg:x="1.3cm" svg:y="25.4cm">
          <text:p text:style-name="P1">Medicamento</text:p>
          <draw:enhanced-geometry svg:viewBox="0 0 21600 21600" draw:type="rectangle" draw:enhanced-path="M 0 0 L 21600 0 21600 21600 0 21600 0 0 Z N"/>
        </draw:custom-shape>
        <draw:connector draw:style-name="gr31" draw:text-style-name="P10" draw:layer="layout" draw:type="lines" draw:line-skew="-0.502cm 0.501cm" svg:x1="3.8cm" svg:y1="24.7cm" svg:x2="3.85cm" svg:y2="25.4cm" draw:start-shape="id28" draw:start-glue-point="6" draw:end-shape="id29" draw:end-glue-point="0" svg:d="M3800 24700l50 700" svg:viewBox="0 0 51 701">
          <text:p/>
        </draw:connector>
        <draw:custom-shape draw:style-name="gr39" draw:text-style-name="P4" xml:id="id30" draw:id="id30" draw:layer="layout" svg:width="4.3cm" svg:height="1.2cm" svg:x="1.7cm" svg:y="27cm">
          <text:p text:style-name="P1"><text:span text:style-name="T1">nombre_m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10" draw:layer="layout" draw:type="lines" svg:x1="3.85cm" svg:y1="27cm" svg:x2="3.85cm" svg:y2="26.4cm" draw:start-shape="id30" draw:start-glue-point="4" draw:end-shape="id29" svg:d="M3850 27000v-501 402-501" svg:viewBox="0 0 1 601">
          <text:p/>
        </draw:connector>
        <draw:connector draw:style-name="gr31" draw:text-style-name="P10" draw:layer="layout" draw:type="lines" draw:line-skew="0.299cm -0.399cm" svg:x1="4.65cm" svg:y1="21.1cm" svg:x2="3.8cm" svg:y2="22.8cm" draw:start-shape="id26" draw:start-glue-point="2" draw:end-shape="id28" draw:end-glue-point="4" svg:d="M4650 21100v800h-850v900" svg:viewBox="0 0 851 1701">
          <text:p/>
        </draw:connector>
        <draw:connector draw:style-name="gr31" draw:text-style-name="P10" draw:layer="layout" draw:type="lines" draw:line-skew="0.301cm -0.201cm" svg:x1="10.9cm" svg:y1="9.7cm" svg:x2="10.45cm" svg:y2="8.9cm" draw:start-shape="id16" draw:end-shape="id15" svg:d="M10900 9700v-200l-450-300v-300" svg:viewBox="0 0 451 801">
          <text:p/>
        </draw:connector>
        <draw:custom-shape draw:style-name="gr28" draw:text-style-name="P7" xml:id="id31" draw:id="id31" draw:layer="layout" svg:width="3cm" svg:height="2cm" svg:x="10.8cm" svg:y="15.2cm">
          <text:p text:style-name="P1">SENA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1" draw:text-style-name="P10" draw:layer="layout" draw:type="lines" draw:line-skew="-1.099cm -0.001cm" svg:x1="10.8cm" svg:y1="16.2cm" svg:x2="6.1cm" svg:y2="9.6cm" draw:start-shape="id31" draw:start-glue-point="5" draw:end-shape="id2" draw:end-glue-point="2" svg:d="M10800 16200h-1600l-3100-6100v-500" svg:viewBox="0 0 4701 6601">
          <text:p/>
        </draw:connector>
        <draw:custom-shape draw:style-name="gr25" draw:text-style-name="P2" xml:id="id32" draw:id="id32" draw:layer="layout" svg:width="2.4cm" svg:height="1cm" svg:x="13.1cm" svg:y="22.1cm">
          <text:p text:style-name="P1">Legajo</text:p>
          <draw:enhanced-geometry svg:viewBox="0 0 21600 21600" draw:type="rectangle" draw:enhanced-path="M 0 0 L 21600 0 21600 21600 0 21600 0 0 Z N"/>
        </draw:custom-shape>
        <draw:connector draw:style-name="gr31" draw:text-style-name="P10" draw:layer="layout" draw:type="lines" draw:line-skew="0cm -0.399cm" svg:x1="13.8cm" svg:y1="16.2cm" svg:x2="14.3cm" svg:y2="22.1cm" draw:start-shape="id31" draw:start-glue-point="7" draw:end-shape="id32" draw:end-glue-point="0" svg:d="M13800 16200h502l-2 5000v900" svg:viewBox="0 0 503 5901">
          <text:p/>
        </draw:connector>
        <draw:custom-shape draw:style-name="gr40" draw:text-style-name="P4" xml:id="id35" draw:id="id35" draw:layer="layout" svg:width="3.7cm" svg:height="1.6cm" svg:x="14.9cm" svg:y="24.1cm">
          <text:p text:style-name="P1"><text:span text:style-name="T1">nro_legaj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33" draw:id="id33" draw:layer="layout" svg:width="2.8cm" svg:height="1.7cm" svg:x="16cm" svg:y="22cm">
          <text:p text:style-name="P1">foto_dn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xml:id="id37" draw:id="id37" draw:layer="layout" svg:width="3.1cm" svg:height="1.3cm" svg:x="14.8cm" svg:y="26.4cm">
          <text:p text:style-name="P1">part_n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34" draw:id="id34" draw:layer="layout" svg:width="4.2cm" svg:height="1.7cm" svg:x="9.4cm" svg:y="23.9cm">
          <text:p text:style-name="P1">visita_famil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xml:id="id36" draw:id="id36" draw:layer="layout" svg:width="5cm" svg:height="1.7cm" svg:x="9.3cm" svg:y="26.8cm">
          <text:p text:style-name="P1">otros_hoga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10" draw:layer="layout" draw:type="lines" draw:line-skew="-0.501cm 0.401cm" svg:x1="15.5cm" svg:y1="22.6cm" svg:x2="16cm" svg:y2="22.85cm" draw:start-shape="id32" draw:start-glue-point="1" draw:end-shape="id33" draw:end-glue-point="6" svg:d="M15500 22600l400 250h100" svg:viewBox="0 0 501 251">
          <text:p/>
        </draw:connector>
        <draw:connector draw:style-name="gr31" draw:text-style-name="P10" draw:layer="layout" draw:type="lines" svg:x1="11.5cm" svg:y1="23.9cm" svg:x2="13.1cm" svg:y2="22.6cm" draw:start-shape="id34" draw:start-glue-point="4" draw:end-shape="id32" svg:d="M11500 23900v-501l1099-799h501" svg:viewBox="0 0 1601 1301">
          <text:p/>
        </draw:connector>
        <draw:connector draw:style-name="gr31" draw:text-style-name="P10" draw:layer="layout" draw:type="lines" draw:line-skew="0cm 0.201cm" svg:x1="14.3cm" svg:y1="23.1cm" svg:x2="16.75cm" svg:y2="24.1cm" draw:start-shape="id32" draw:start-glue-point="2" draw:end-shape="id35" draw:end-glue-point="4" svg:d="M14300 23100v501l2450 199v300" svg:viewBox="0 0 2451 1001">
          <text:p/>
        </draw:connector>
        <draw:connector draw:style-name="gr31" draw:text-style-name="P10" draw:layer="layout" draw:type="lines" draw:line-skew="0.999cm" svg:x1="14.3cm" svg:y1="23.1cm" svg:x2="11.8cm" svg:y2="26.8cm" draw:start-shape="id32" draw:start-glue-point="2" draw:end-shape="id36" draw:end-glue-point="4" svg:d="M14300 23100v1500l-2500 1699v501" svg:viewBox="0 0 2501 3701">
          <text:p/>
        </draw:connector>
        <draw:connector draw:style-name="gr31" draw:text-style-name="P10" draw:layer="layout" draw:type="lines" svg:x1="14.3cm" svg:y1="23.1cm" svg:x2="14.8cm" svg:y2="27.05cm" draw:start-shape="id32" draw:start-glue-point="2" draw:end-shape="id37" draw:end-glue-point="6" svg:d="M14300 23100v501l-1 3449h501" svg:viewBox="0 0 502 3951">
          <text:p/>
        </draw:connector>
        <draw:frame draw:style-name="gr27" draw:text-style-name="P9" draw:layer="layout" svg:width="1.3cm" svg:height="0.7cm" svg:x="10.8cm" svg:y="8.9cm">
          <draw:text-box>
            <text:p><text:span text:style-name="T3">1..N</text:span></text:p>
          </draw:text-box>
        </draw:frame>
        <draw:frame draw:style-name="gr27" draw:text-style-name="P9" draw:layer="layout" svg:width="1.3cm" svg:height="0.7cm" svg:x="8.6cm" svg:y="10cm">
          <draw:text-box>
            <text:p><text:span text:style-name="T3">1..N</text:span></text:p>
          </draw:text-box>
        </draw:frame>
        <draw:frame draw:style-name="gr43" draw:text-style-name="P9" draw:layer="layout" svg:width="1.2cm" svg:height="0.649cm" svg:x="8.4cm" svg:y="12.2cm">
          <draw:text-box>
            <text:p><text:span text:style-name="T3">1..N</text:span></text:p>
          </draw:text-box>
        </draw:frame>
        <draw:frame draw:style-name="gr27" draw:text-style-name="P9" draw:layer="layout" svg:width="0.7cm" svg:height="0.7cm" svg:x="11.1cm" svg:y="13.8cm">
          <draw:text-box>
            <text:p><text:span text:style-name="T3">1</text:span></text:p>
          </draw:text-box>
        </draw:frame>
        <draw:frame draw:style-name="gr27" draw:text-style-name="P9" draw:layer="layout" svg:width="0.7cm" svg:height="0.7cm" svg:x="5.3cm" svg:y="10.5cm">
          <draw:text-box>
            <text:p><text:span text:style-name="T3">1</text:span></text:p>
          </draw:text-box>
        </draw:frame>
        <draw:frame draw:style-name="gr27" draw:text-style-name="P9" draw:layer="layout" svg:width="0.7cm" svg:height="0.7cm" svg:x="13.6cm" svg:y="15.4cm">
          <draw:text-box>
            <text:p><text:span text:style-name="T3">1</text:span></text:p>
          </draw:text-box>
        </draw:frame>
        <draw:frame draw:style-name="gr27" draw:text-style-name="P9" draw:layer="layout" svg:width="1.2cm" svg:height="0.7cm" svg:x="2.2cm" svg:y="22.1cm">
          <draw:text-box>
            <text:p><text:span text:style-name="T3">1..N</text:span></text:p>
          </draw:text-box>
        </draw:frame>
        <draw:frame draw:style-name="gr27" draw:text-style-name="P9" draw:layer="layout" svg:width="1.2cm" svg:height="0.7cm" svg:x="4.4cm" svg:y="24.3cm">
          <draw:text-box>
            <text:p><text:span text:style-name="T3">1..N</text:span></text:p>
          </draw:text-box>
        </draw:frame>
        <draw:frame draw:style-name="gr27" draw:text-style-name="P9" draw:layer="layout" svg:width="0.7cm" svg:height="0.7cm" svg:x="9.8cm" svg:y="15.6cm">
          <draw:text-box>
            <text:p><text:span text:style-name="T3">1</text:span></text:p>
          </draw:text-box>
        </draw:frame>
        <draw:connector draw:style-name="gr44" draw:text-style-name="P1" draw:layer="layout" svg:x1="4.3cm" svg:y1="18.75cm" svg:x2="4.65cm" svg:y2="20cm" draw:start-shape="id38" draw:start-glue-point="10" draw:end-shape="id26" draw:end-glue-point="0" svg:d="M4300 18750h350v1250" svg:viewBox="0 0 351 1251">
          <text:p/>
        </draw:connector>
        <draw:custom-shape draw:style-name="gr45" draw:text-style-name="P2" xml:id="id39" draw:id="id39" draw:layer="layout" svg:width="4.9cm" svg:height="1cm" svg:x="1.5cm" svg:y="14.2cm">
          <text:p text:style-name="P1">Historia_Clinica</text:p>
          <draw:enhanced-geometry svg:viewBox="0 0 21600 21600" draw:type="rectangle" draw:enhanced-path="M 0 0 L 21600 0 21600 21600 0 21600 0 0 Z N"/>
        </draw:custom-shape>
        <draw:connector draw:style-name="gr31" draw:text-style-name="P10" draw:layer="layout" draw:type="lines" draw:line-skew="-0.202cm 0.001cm" svg:x1="5.9cm" svg:y1="12.6cm" svg:x2="3.95cm" svg:y2="14.2cm" draw:start-shape="id24" draw:start-glue-point="6" draw:end-shape="id39" draw:end-glue-point="0" svg:d="M5900 12600v300l-1950 800v500" svg:viewBox="0 0 1951 1601">
          <text:p/>
        </draw:connector>
        <draw:frame draw:style-name="gr27" draw:text-style-name="P9" draw:layer="layout" svg:width="0.7cm" svg:height="0.7cm" svg:x="4.2cm" svg:y="13.6cm">
          <draw:text-box>
            <text:p><text:span text:style-name="T3">1</text:span></text:p>
          </draw:text-box>
        </draw:frame>
        <draw:custom-shape draw:style-name="gr36" draw:text-style-name="P4" xml:id="id40" draw:id="id40" draw:layer="layout" svg:width="3.1cm" svg:height="1.3cm" svg:x="1.1cm" svg:y="16.2cm">
          <text:p text:style-name="P1"><text:span text:style-name="T1">nro_h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10" draw:layer="layout" draw:type="lines" svg:x1="2.65cm" svg:y1="16.2cm" svg:x2="3.95cm" svg:y2="15.2cm" draw:start-shape="id40" draw:start-glue-point="4" draw:end-shape="id39" draw:end-glue-point="2" svg:d="M2650 16200v-501l1300 2v-501" svg:viewBox="0 0 1301 1001">
          <text:p/>
        </draw:connector>
        <draw:custom-shape draw:style-name="gr28" draw:text-style-name="P7" xml:id="id42" draw:id="id42" draw:layer="layout" svg:width="3cm" svg:height="2cm" svg:x="3.7cm" svg:y="16.7cm">
          <text:p text:style-name="P1">e_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1" draw:text-style-name="P10" draw:layer="layout" draw:type="lines" draw:line-skew="0.499cm 0.201cm" svg:x1="6.4cm" svg:y1="14.7cm" svg:x2="9.15cm" svg:y2="16.7cm" draw:start-shape="id39" draw:start-glue-point="1" draw:end-shape="id41" draw:end-glue-point="4" svg:d="M6400 14700h1000l1750 1700v300" svg:viewBox="0 0 2751 2001">
          <text:p/>
        </draw:connector>
        <draw:connector draw:style-name="gr31" draw:text-style-name="P10" draw:layer="layout" draw:type="lines" svg:x1="3.95cm" svg:y1="15.2cm" svg:x2="5.2cm" svg:y2="16.7cm" draw:start-shape="id39" draw:start-glue-point="2" draw:end-shape="id42" draw:end-glue-point="4" svg:d="M3950 15200v501l1250 498v501" svg:viewBox="0 0 1251 1501">
          <text:p/>
        </draw:connector>
        <draw:connector draw:style-name="gr31" draw:text-style-name="P10" draw:layer="layout" draw:type="lines" svg:x1="5.2cm" svg:y1="18.7cm" svg:x2="4.65cm" svg:y2="20cm" draw:start-shape="id42" draw:start-glue-point="6" draw:end-shape="id26" svg:d="M5200 18700v502l-550 297v501" svg:viewBox="0 0 551 1301">
          <text:p/>
        </draw:connector>
        <draw:frame draw:style-name="gr27" draw:text-style-name="P9" draw:layer="layout" svg:width="0.7cm" svg:height="0.7cm" svg:x="5.3cm" svg:y="16cm">
          <draw:text-box>
            <text:p><text:span text:style-name="T3">1</text:span></text:p>
          </draw:text-box>
        </draw:frame>
        <draw:connector draw:style-name="gr31" draw:text-style-name="P11" draw:layer="layout" draw:type="lines" draw:line-skew="0cm -1.999cm" svg:x1="5.6cm" svg:y1="23.75cm" svg:x2="8.5cm" svg:y2="26.3cm" draw:start-shape="id28" draw:start-glue-point="7" draw:end-shape="id43" draw:end-glue-point="4" svg:d="M5600 23750h502l2398 50v2500" svg:viewBox="0 0 2901 2551">
          <text:p/>
        </draw:connector>
        <draw:line draw:style-name="gr31" draw:text-style-name="P10" xml:id="id44" draw:id="id44" draw:layer="layout" svg:x1="15cm" svg:y1="6cm" svg:x2="19.9cm" svg:y2="6cm">
          <text:p/>
        </draw:line>
        <draw:line draw:style-name="gr31" draw:text-style-name="P10" xml:id="id45" draw:id="id45" draw:layer="layout" svg:x1="15cm" svg:y1="15cm" svg:x2="18cm" svg:y2="15cm">
          <text:p/>
        </draw:line>
        <draw:connector draw:style-name="gr31" draw:text-style-name="P10" draw:layer="layout" draw:type="lines" draw:line-skew="0cm 1.299cm" svg:x1="19.9cm" svg:y1="6cm" svg:x2="18cm" svg:y2="15cm" draw:start-shape="id44" draw:start-glue-point="1" draw:end-shape="id45" draw:end-glue-point="1" svg:d="M19900 6000v501l-100 8499h-1800" svg:viewBox="0 0 1901 9001">
          <text:p/>
        </draw:connector>
        <draw:connector draw:style-name="gr31" draw:text-style-name="P10" draw:layer="layout" draw:type="lines" svg:x1="15cm" svg:y1="6cm" svg:x2="15cm" svg:y2="15cm" draw:start-shape="id44" draw:start-glue-point="3" draw:end-shape="id45" draw:end-glue-point="3" svg:d="M15000 6000v501 7998 501" svg:viewBox="0 0 1 9001">
          <text:p/>
        </draw:connector>
        <draw:connector draw:style-name="gr31" draw:text-style-name="P10" draw:layer="layout" draw:type="lines" draw:line-skew="0.201cm -0.599cm" svg:x1="15.4cm" svg:y1="6.9cm" svg:x2="16.2cm" svg:y2="4.95cm" draw:start-shape="id14" draw:start-glue-point="3" draw:end-shape="id46" draw:end-glue-point="6" svg:d="M15400 6900h-300v-1950h1100" svg:viewBox="0 0 1101 1951">
          <text:p/>
        </draw:connector>
        <draw:connector draw:style-name="gr31" draw:text-style-name="P10" draw:layer="layout" draw:type="lines" draw:line-skew="0.201cm" svg:x1="15.4cm" svg:y1="6.9cm" svg:x2="15.6cm" svg:y2="3.35cm" draw:start-shape="id14" draw:start-glue-point="3" draw:end-shape="id47" draw:end-glue-point="6" svg:d="M15400 6900h-300l-1-3550h501" svg:viewBox="0 0 502 3551">
          <text:p/>
        </draw:connector>
        <draw:connector draw:style-name="gr31" draw:text-style-name="P10" draw:layer="layout" draw:type="lines" draw:line-skew="0.201cm 0.201cm" svg:x1="15.4cm" svg:y1="6.9cm" svg:x2="15.4cm" svg:y2="1.7cm" draw:start-shape="id14" draw:start-glue-point="3" draw:end-shape="id48" draw:end-glue-point="6" svg:d="M15400 6900h-300v-5200h300" svg:viewBox="0 0 301 5201">
          <text:p/>
        </draw:connector>
        <draw:custom-shape draw:style-name="gr28" draw:text-style-name="P7" xml:id="id49" draw:id="id49" draw:layer="layout" svg:width="3cm" svg:height="2cm" svg:x="16.5cm" svg:y="16.1cm">
          <text:p text:style-name="P1">llev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1" draw:text-style-name="P10" draw:layer="layout" draw:type="lines" svg:x1="18cm" svg:y1="16.1cm" svg:x2="18cm" svg:y2="15cm" draw:start-shape="id49" draw:start-glue-point="4" draw:end-shape="id45" draw:end-glue-point="1" svg:d="M18000 16100v-501-98-501" svg:viewBox="0 0 1 1101">
          <text:p/>
        </draw:connector>
        <draw:custom-shape draw:style-name="gr46" draw:text-style-name="P12" xml:id="id50" draw:id="id50" draw:layer="layout" svg:width="2.4cm" svg:height="1cm" svg:x="16.8cm" svg:y="19.1cm">
          <text:p text:style-name="P1">Registro</text:p>
          <draw:enhanced-geometry svg:viewBox="0 0 21600 21600" draw:type="rectangle" draw:enhanced-path="M 0 0 L 21600 0 21600 21600 0 21600 0 0 Z N"/>
        </draw:custom-shape>
        <draw:connector draw:style-name="gr31" draw:text-style-name="P10" draw:layer="layout" draw:type="lines" svg:x1="18cm" svg:y1="18.1cm" svg:x2="18cm" svg:y2="19.1cm" draw:start-shape="id49" draw:start-glue-point="6" draw:end-shape="id50" draw:end-glue-point="0" svg:d="M18000 18100v502-3 501" svg:viewBox="0 0 1 1001">
          <text:p/>
        </draw:connector>
        <draw:custom-shape draw:style-name="gr24" draw:text-style-name="P4" xml:id="id51" draw:id="id51" draw:layer="layout" svg:width="2.3cm" svg:height="1.3cm" svg:x="14.8cm" svg:y="20.4cm">
          <text:p text:style-name="P1"><text:span text:style-name="T1">fech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10" draw:layer="layout" draw:type="lines" svg:x1="17.1cm" svg:y1="21.05cm" svg:x2="18cm" svg:y2="20.1cm" draw:start-shape="id51" draw:start-glue-point="10" draw:end-shape="id50" draw:end-glue-point="2" svg:d="M17100 21050h502l398-449v-501" svg:viewBox="0 0 901 951">
          <text:p/>
        </draw:connector>
        <draw:frame draw:style-name="gr27" draw:text-style-name="P9" draw:layer="layout" svg:width="1.3cm" svg:height="0.7cm" svg:x="18.2cm" svg:y="15.3cm">
          <draw:text-box>
            <text:p><text:span text:style-name="T3">1..N</text:span></text:p>
          </draw:text-box>
        </draw:frame>
        <draw:frame draw:style-name="gr27" draw:text-style-name="P9" draw:layer="layout" svg:width="0.7cm" svg:height="0.7cm" svg:x="18.2cm" svg:y="18.2cm">
          <draw:text-box>
            <text:p><text:span text:style-name="T3">1</text:span></text:p>
          </draw:text-box>
        </draw:frame>
        <draw:custom-shape draw:style-name="gr47" draw:text-style-name="P13" draw:layer="layout" svg:width="2.8cm" svg:height="1.5cm" svg:x="16.6cm" svg:y="18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.8cm" svg:height="1.3cm" svg:x="18.2cm" svg:y="20.8cm">
          <text:p text:style-name="P1">h_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0" draw:layer="layout" svg:x1="19.4cm" svg:y1="20cm" svg:x2="20cm" svg:y2="20cm">
          <text:p/>
        </draw:line>
        <draw:line draw:style-name="gr31" draw:text-style-name="P10" draw:layer="layout" svg:x1="19.2cm" svg:y1="20.4cm" svg:x2="19.2cm" svg:y2="20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</meta:initial-creator>
    <meta:creation-date>2017-05-17T14:43:53.901392742</meta:creation-date>
    <dc:date>2017-05-30T23:06:13.210683676</dc:date>
    <meta:editing-duration>PT4H23M9S</meta:editing-duration>
    <meta:editing-cycles>16</meta:editing-cycles>
    <meta:generator>LibreOffice/5.1.6.2$Linux_X86_64 LibreOffice_project/10m0$Build-2</meta:generator>
    <meta:document-statistic meta:object-count="126"/>
  </office:meta>
</office:document-meta>
</file>